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pany Name</text:p>
          </table:table-cell>
          <table:table-cell/>
          <table:table-cell office:value-type="string" calcext:value-type="string">
            <text:p>Experience(in yrs)</text:p>
          </table:table-cell>
          <table:table-cell office:value-type="string" calcext:value-type="string">
            <text:p>Location)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Cognizant </text:p>
          </table:table-cell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3">
            <text:p>Rently</text:p>
          </table:table-cell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3">
            <text:p>Sierra Infotech </text:p>
          </table:table-cell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3">
            <text:p>Verticurl</text:p>
          </table:table-cell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3">
            <text:p>TCS</text:p>
          </table:table-cell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3">
            <text:p>DCKAP</text:p>
          </table:table-cell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31T11:22:48.672000000</meta:creation-date>
    <dc:date>2022-10-31T11:27:47.837000000</dc:date>
    <meta:editing-duration>PT5M</meta:editing-duration>
    <meta:editing-cycles>1</meta:editing-cycles>
    <meta:document-statistic meta:table-count="1" meta:cell-count="9" meta:object-count="0"/>
    <meta:generator>LibreOffice/7.3.5.2$Windows_X86_64 LibreOffice_project/184fe81b8c8c30d8b5082578aee2fed2ea847c01</meta:generator>
  </office:meta>
</office:document-meta>
</file>